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5B40000040B6421FAC7.png"/>
  <manifest:file-entry manifest:media-type="image/png" manifest:full-path="Pictures/10000201000005B40000040B6659F86E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316cm" svg:y="-0.686cm" svg:width="12.37cm" svg:height="7.969cm" draw:z-index="0"><draw:image xlink:href="Pictures/10000201000005B40000040B6659F86E.png" xlink:type="simple" xlink:show="embed" xlink:actuate="onLoad"/></draw:frame></text:p>
      <text:p text:style-name="Standard"><draw:frame draw:style-name="fr1" draw:name="gráficos2" text:anchor-type="paragraph" svg:x="2.316cm" svg:y="0.621cm" svg:width="12.37cm" svg:height="7.969cm" draw:z-index="1"><draw:image xlink:href="Pictures/10000201000005B40000040B6659F86E.png" xlink:type="simple" xlink:show="embed" xlink:actuate="onLoad"/></draw:frame></text:p>
      <text:p text:style-name="Standard"/>
      <text:p text:style-name="Standard"><draw:frame draw:style-name="fr1" draw:name="gráficos3" text:anchor-type="paragraph" svg:x="2.316cm" svg:y="1.02cm" svg:width="12.37cm" svg:height="7.969cm" draw:z-index="2"><draw:image xlink:href="Pictures/10000201000005B40000040B6659F86E.png" xlink:type="simple" xlink:show="embed" xlink:actuate="onLoad"/></draw:frame></text:p>
      <text:p text:style-name="Standard"/>
      <text:p text:style-name="Standard"><draw:frame draw:style-name="fr1" draw:name="gráficos4" text:anchor-type="paragraph" svg:x="-1.166cm" svg:y="-1.187cm" svg:width="12.37cm" svg:height="7.969cm" draw:z-index="3"><draw:image xlink:href="Pictures/10000201000005B40000040B6421FAC7.png" xlink:type="simple" xlink:show="embed" xlink:actuate="onLoad"/></draw:frame><draw:frame draw:style-name="fr1" draw:name="gráficos5" text:anchor-type="paragraph" svg:x="6.294cm" svg:y="5.412cm" svg:width="12.37cm" svg:height="7.969cm" draw:z-index="4"><draw:image xlink:href="Pictures/10000201000005B40000040B6421FAC7.png" xlink:type="simple" xlink:show="embed" xlink:actuate="onLoad"/></draw:frame><draw:frame draw:style-name="fr1" draw:name="gráficos6" text:anchor-type="paragraph" svg:x="-1.468cm" svg:y="12.293cm" svg:width="12.37cm" svg:height="7.969cm" draw:z-index="5"><draw:image xlink:href="Pictures/10000201000005B40000040B6421FAC7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<draw:frame draw:style-name="fr1" draw:name="gráficos7" text:anchor-type="paragraph" svg:x="6.329cm" svg:y="0cm" svg:width="12.37cm" svg:height="7.969cm" draw:z-index="6"><draw:image xlink:href="Pictures/10000201000005B40000040B6421FAC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</meta:initial-creator>
    <meta:creation-date>2014-08-16T13:05:36</meta:creation-date>
    <dc:date>2014-09-28T23:15:25</dc:date>
    <dc:creator>Pablo </dc:creator>
    <meta:editing-duration>PT1H39M20S</meta:editing-duration>
    <meta:editing-cycles>11</meta:editing-cycles>
    <meta:generator>OpenOffice/4.0.0$Unix OpenOffice.org_project/400m3$Build-9702</meta:generator>
    <meta:document-statistic meta:table-count="0" meta:image-count="7" meta:object-count="0" meta:page-count="2" meta:paragraph-count="0" meta:word-count="0" meta:character-count="0"/>
  </office:meta>
</office:document-meta>
</file>